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aledStatsAnimalOnly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aft 1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draft 2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-00-00</text:date>, <text:time style:data-style-name="N2" text:time-value="09:41:24.916321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58:03.344404817</meta:creation-date>
    <dc:date>2019-02-12T18:29:54.190452977</dc:date>
    <meta:editing-duration>PT14H1M51S</meta:editing-duration>
    <meta:editing-cycles>51</meta:editing-cycles>
    <meta:generator>LibreOffice/6.0.7.3$Linux_X86_64 LibreOffice_project/00m0$Build-3</meta:generator>
    <meta:document-statistic meta:table-count="5" meta:cell-count="10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B1:ScaledStats.F5 ScaledStats.A1:ScaledStats.A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